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575" officeooo:paragraph-rsid="001ed575"/>
    </style:style>
    <style:style style:name="P2" style:family="paragraph" style:parent-style-name="Standard">
      <style:text-properties officeooo:rsid="001fcf22" officeooo:paragraph-rsid="001fcf22"/>
    </style:style>
    <style:style style:name="P3" style:family="paragraph" style:parent-style-name="Standard">
      <style:text-properties officeooo:rsid="001ed575" officeooo:paragraph-rsid="001ed575"/>
    </style:style>
    <style:style style:name="P4" style:family="paragraph" style:parent-style-name="Standard">
      <style:text-properties officeooo:rsid="00203385" officeooo:paragraph-rsid="00203385"/>
    </style:style>
    <style:style style:name="P5" style:family="paragraph" style:parent-style-name="Standard">
      <style:text-properties officeooo:rsid="001fcf22" officeooo:paragraph-rsid="001fcf22"/>
    </style:style>
    <style:style style:name="T1" style:family="text">
      <style:text-properties officeooo:rsid="001fcf22"/>
    </style:style>
    <style:style style:name="T2" style:family="text">
      <style:text-properties officeooo:rsid="00203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 :</text:p>
      <text:p text:style-name="P1"/>
      <text:p text:style-name="P1"/>
      <text:p text:style-name="P1"/>
      <text:p text:style-name="P1">Nom :<text:span text:style-name="T2">Aviles Mejia</text:span></text:p>
      <text:p text:style-name="P1">Prénom :<text:span text:style-name="T2">Jorge Eduardo</text:span></text:p>
      <text:p text:style-name="P1">Age : <text:span text:style-name="T2">26</text:span></text:p>
      <text:p text:style-name="P1">Fonction : <text:span text:style-name="T2">doctoral student</text:span></text:p>
      <text:p text:style-name="P1"/>
      <text:p text:style-name="P4">Bachelor communication electronique engeniring</text:p>
      <text:p text:style-name="P4">Master autonolous systeme of aerial and submarin navigation</text:p>
      <text:p text:style-name="P4">in mexico city</text:p>
      <text:p text:style-name="P4"/>
      <text:p text:style-name="P1"/>
      <text:p text:style-name="P1">Parcours / Etudes :</text:p>
      <text:p text:style-name="P1">Ancienneté : <text:span text:style-name="T1">6 weeks</text:span></text:p>
      <text:p text:style-name="P2"/>
      <text:p text:style-name="P2">Topic of you thesis : <text:span text:style-name="T2">Robotics, autonomus navigation of tractor for application in agriculture</text:span></text:p>
      <text:p text:style-name="P2"/>
      <text:p text:style-name="P2">Why do you choose this subject : <text:span text:style-name="T2">Research topics focus computer vision automous vision controls system, this project inbowl ll of them</text:span></text:p>
      <text:p text:style-name="P2"/>
      <text:p text:style-name="P1">T<text:span text:style-name="T1">he place of compteur science in your thesis : All time. Data acquisition sensors process info with prgramms machins algorithms.<text:line-break/></text:span></text:p>
      <text:p text:style-name="P4">It will be imposible to make the same without compturer.</text:p>
      <text:p text:style-name="P1"/>
      <text:p text:style-name="P2">Funny fact with a computer or with computer sciences : <text:span text:style-name="T2">code, forgot declaration, specifique files. Programming in differetn langage mistake, forgot on side of the langage.</text:span></text:p>
      <text:p text:style-name="P2"/>
      <text:p text:style-name="P4">What do you want to do after your thesis :</text:p>
      <text:p text:style-name="P4">be part a research group in reseach unit or university, have the opportunity to tach all expreicen and knowsledge and continu reasheching.</text:p>
      <text:p text:style-name="P4"/>
      <text:p text:style-name="P4">Would you like to stay:new york 3 months, first time in France.</text:p>
      <text:p text:style-name="P1"/>
      <text:p text:style-name="P1"/>
      <text:p text:style-name="P1"/>
      <text:p text:style-name="P1"/>
      <text:p text:style-name="P1">Ouverture :</text:p>
      <text:p text:style-name="P1"/>
      <text:p text:style-name="P1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4:47:40.993729578</meta:creation-date>
    <dc:date>2019-06-21T17:00:13.610596741</dc:date>
    <meta:editing-duration>PT1H10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78" meta:character-count="1095" meta:non-whitespace-character-count="936"/>
  </office:meta>
</office:document-meta>
</file>